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1EEE600.png"/>
  <manifest:file-entry manifest:media-type="image/png" manifest:full-path="Pictures/10000000000000200000002000309F1C.png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2.844cm"/>
    </style:style>
    <style:style style:name="pr2" style:family="presentation" style:parent-style-name="lyt-techpoly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style:paragraph-properties style:writing-mode="tb-rl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cm" svg:y="1.5cm" presentation:class="title" presentation:user-transformed="true">
          <draw:text-box>
            <text:p>Model Component Diagram</text:p>
          </draw:text-box>
        </draw:frame>
        <draw:custom-shape draw:style-name="gr1" draw:text-style-name="P3" draw:layer="layout" svg:width="19.05cm" svg:height="1.27cm" svg:x="3.175cm" svg:y="5.08cm">
          <text:p text:style-name="P2"><text:span text:style-name="T1">External AP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445cm" svg:height="1.905cm" draw:transform="rotate (1.5707963267946) translate (24.13cm 8.25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4" draw:layer="layout" svg:width="1.212cm" svg:height="8.846cm" svg:x="24.823cm" svg:y="8.89cm">
          <draw:text-box>
            <text:p text:style-name="P4">Errors and update notifications</text:p>
          </draw:text-box>
        </draw:frame>
        <draw:custom-shape draw:style-name="gr1" draw:text-style-name="P5" draw:layer="layout" svg:width="7.62cm" svg:height="3.175cm" svg:x="12.7cm" svg:y="8.255cm">
          <text:p text:style-name="P2"><text:span text:style-name="T2">Node</text:span></text:p>
          <text:p text:style-name="P2"><text:span text:style-name="T2">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27cm" draw:transform="rotate (1.5707963267946) translate (5.08cm 12.065cm)">
          <text:p/>
          <draw:enhanced-geometry draw:mirror-vertical="true" draw:text-areas="4000 ?f1 ?f5 ?f2" draw:glue-points="0 10800 21600 10800 ?f0 0 ?f0 21600" draw:type="mso-spt100" draw:modifiers="13527.2040302267 5428.3315844700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.175cm" svg:height="1.905cm" svg:x="10.16cm" svg:y="12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5" xml:id="id1" draw:id="id1" draw:layer="layout" svg:width="4.445cm" svg:height="3.175cm" svg:x="13.335cm" svg:y="12.065cm">
          <text:p text:style-name="P2"><text:span text:style-name="T2">Node</text:span></text:p>
          <text:p text:style-name="P2"><text:span text:style-name="T2">Updater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08cm" svg:height="3.175cm" svg:x="3.175cm" svg:y="12.065cm">
          <text:p text:style-name="P2"><text:span text:style-name="T2">I/O</text:span></text:p>
          <text:p text:style-name="P2"><text:span text:style-name="T2">Schedul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9.05cm" svg:height="1.27cm" svg:x="3.175cm" svg:y="17.78cm">
          <text:p text:style-name="P2"><text:span text:style-name="T1">I/O Abstraction Laye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335cm" svg:y1="6.35cm" svg:x2="13.335cm" svg:y2="8.255cm">
          <text:p/>
        </draw:line>
        <draw:line draw:style-name="gr4" draw:text-style-name="P2" draw:layer="layout" svg:x1="15.24cm" svg:y1="6.35cm" svg:x2="15.24cm" svg:y2="8.255cm">
          <text:p/>
        </draw:line>
        <draw:line draw:style-name="gr4" draw:text-style-name="P2" draw:layer="layout" svg:x1="14.605cm" svg:y1="6.35cm" svg:x2="14.605cm" svg:y2="8.255cm">
          <text:p/>
        </draw:line>
        <draw:line draw:style-name="gr4" draw:text-style-name="P2" draw:layer="layout" svg:x1="13.97cm" svg:y1="6.35cm" svg:x2="13.97cm" svg:y2="8.255cm">
          <text:p/>
        </draw:line>
        <draw:frame draw:style-name="gr5" draw:layer="layout" svg:width="4.896cm" svg:height="0.962cm" svg:x="15.24cm" svg:y="6.658cm">
          <draw:text-box>
            <text:p>Metadata reads</text:p>
          </draw:text-box>
        </draw:frame>
        <draw:connector draw:style-name="gr4" draw:text-style-name="P2" draw:layer="layout" svg:x1="17.78cm" svg:y1="13.652cm" svg:x2="25.083cm" svg:y2="8.255cm" draw:start-shape="id1" draw:start-glue-point="1" draw:end-shape="id2" draw:end-glue-point="4" svg:d="m17780 13652h7303v-5397">
          <text:p/>
        </draw:connector>
        <draw:line draw:style-name="gr4" draw:text-style-name="P2" draw:layer="layout" svg:x1="5.715cm" svg:y1="6.35cm" svg:x2="5.715cm" svg:y2="9.525cm">
          <text:p/>
        </draw:line>
        <draw:line draw:style-name="gr4" draw:text-style-name="P2" draw:layer="layout" svg:x1="5.715cm" svg:y1="15.24cm" svg:x2="5.715cm" svg:y2="17.78cm">
          <text:p/>
        </draw:line>
        <presentation:notes draw:style-name="dp2">
          <draw:page-thumbnail draw:style-name="gr6" draw:layer="layout" svg:width="13.586cm" svg:height="11.136cm" svg:x="3.705cm" svg:y="2.256cm" draw:page-number="1" presentation:class="page"/>
          <draw:frame presentation:style-name="pr2" draw:text-style-name="P6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endscreen2" xlink:href="Pictures/10000000000003200000025871EEE600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title>Tunnel</dc:title>
    <dc:description>Presentation Layout Template</dc:description>
    <meta:creation-date>2011-01-11T22:52:53</meta:creation-date>
    <dc:language>en-US</dc:language>
    <meta:editing-cycles>16</meta:editing-cycles>
    <meta:editing-duration>PT13H40M59S</meta:editing-duration>
    <meta:initial-creator>Myk Taylor</meta:initial-creator>
    <dc:date>2011-07-25T07:18:54</dc:date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../../../../usr/lib64/openoffice/basis3.2/share/template/en-US/layout/lyt-tunnel.otp"/>
  </office:meta>
</office:document-meta>
</file>